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0bc6ec" style:font-size-asian="10pt" style:font-size-complex="10pt"/>
    </style:style>
    <style:style style:name="P3" style:family="paragraph" style:parent-style-name="Standard">
      <style:text-properties fo:color="#c9211e" fo:font-size="10pt" officeooo:paragraph-rsid="00065f86" style:font-size-asian="10pt" style:font-size-complex="10pt"/>
    </style:style>
    <style:style style:name="P4" style:family="paragraph" style:parent-style-name="Standard">
      <style:text-properties fo:color="#c9211e" fo:font-size="10pt" fo:font-weight="bold" officeooo:paragraph-rsid="00065f86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000000" fo:font-size="10pt" fo:font-weight="bold" officeooo:paragraph-rsid="00065f86" style:font-size-asian="10pt" style:font-weight-asian="bold" style:font-size-complex="10pt" style:font-weight-complex="bold"/>
    </style:style>
    <style:style style:name="P6" style:family="paragraph" style:parent-style-name="Preformatted_20_Text">
      <style:text-properties fo:font-variant="normal" fo:text-transform="none" fo:color="#1f2328" style:font-name="ui-monospace" fo:font-size="7.19999980926514pt" fo:letter-spacing="normal" fo:font-style="normal" fo:font-weight="normal" officeooo:paragraph-rsid="00065f86" style:font-size-asian="10pt" style:font-size-complex="10pt"/>
    </style:style>
    <style:style style:name="P7" style:family="paragraph" style:parent-style-name="Preformatted_20_Text">
      <style:paragraph-properties fo:margin-top="0in" fo:margin-bottom="0in" loext:contextual-spacing="false" fo:orphans="2" fo:widows="2"/>
    </style:style>
    <style:style style:name="P8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1f2328" style:font-name="ui-monospace" fo:font-size="7.19999980926514pt" fo:letter-spacing="normal" fo:font-style="normal" fo:font-weight="normal"/>
    </style:style>
    <style:style style:name="P9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1f2328" style:font-name="ui-monospace" fo:font-size="7.19999980926514pt" fo:letter-spacing="normal" fo:font-style="normal" fo:font-weight="normal" officeooo:paragraph-rsid="00141381"/>
    </style:style>
    <style:style style:name="P10" style:family="paragraph" style:parent-style-name="Standard">
      <style:text-properties fo:color="#c9211e" fo:font-size="10pt" fo:font-weight="bold" officeooo:paragraph-rsid="00065f86" style:font-size-asian="10pt" style:font-weight-asian="bold" style:font-size-complex="10pt" style:font-weight-complex="bold"/>
    </style:style>
    <style:style style:name="P11" style:family="paragraph" style:parent-style-name="Standard">
      <style:text-properties fo:color="#c9211e" fo:font-size="10pt" fo:font-weight="bold" officeooo:rsid="001667b0" officeooo:paragraph-rsid="001667b0" style:font-size-asian="10pt" style:font-weight-asian="bold" style:font-size-complex="10pt" style:font-weight-complex="bold"/>
    </style:style>
    <style:style style:name="P12" style:family="paragraph" style:parent-style-name="Standard">
      <style:text-properties fo:color="#c9211e" fo:font-size="10pt" fo:font-weight="bold" officeooo:rsid="001788a0" officeooo:paragraph-rsid="001788a0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1f2328" style:font-name="ui-monospace" fo:font-size="7.19999980926514pt" fo:letter-spacing="normal" fo:font-style="normal" fo:font-weight="normal"/>
    </style:style>
    <style:style style:name="T2" style:family="text">
      <style:text-properties fo:font-variant="normal" fo:text-transform="none" fo:color="#1f2328" style:text-line-through-style="none" style:text-line-through-type="none" style:font-name="ui-monospace" fo:font-size="7.19999980926514pt" fo:letter-spacing="normal" fo:font-style="normal" style:text-underline-style="none" fo:font-weight="normal" style:text-blinking="false" fo:background-color="transparent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apt-get install gawk wget git-core diffstat unzip texinfo gcc-multilib build-essential chrpath socat libsdl1.2-dev</text:p>
      <text:p text:style-name="P2">sudo apt-get install libsdl1.2-dev xterm sed cvs subversion coreutils texi2html docbook-utils python-pysqlite2 help2man make gcc g++ desktop-file-utils sudo apt-get install libgl1-mesa-dev libglu1-mesa-dev mercurial autoconf automake groff curl lzop asciidoc u-boot-tools</text:p>
      <text:p text:style-name="P1"/>
      <text:p text:style-name="P3"><text:a xlink:type="simple" xlink:href="https://github.com/Carlstone/fsl-arm-yocto-bsp" text:style-name="Internet_20_link" text:visited-style-name="Visited_20_Internet_20_Link">https://github.com/Carlstone/fsl-arm-yocto-bsp</text:a></text:p>
      <text:p text:style-name="P3"/>
      <text:p text:style-name="P6">$: mkdir ~/bin</text:p>
      <text:p text:style-name="P7"><text:span text:style-name="T1">$: curl </text:span><text:a xlink:type="simple" xlink:href="http://commondatastorage.googleapis.com/git-repo-downloads/repo" text:style-name="Internet_20_link" text:visited-style-name="Visited_20_Internet_20_Link"><text:span text:style-name="T2">http://commondatastorage.googleapis.com/git-repo-downloads/repo</text:span></text:a><text:span text:style-name="T1"> <text:s/>&gt; ~/bin/repo</text:span></text:p>
      <text:p text:style-name="P8">$: chmod a+x ~/bin/repo</text:p>
      <text:p text:style-name="P8">$: PATH=${PATH}:~/bin</text:p>
      <text:p text:style-name="P6"/>
      <text:p text:style-name="P6">Download the Yocto Project Environment into your directory:</text:p>
      <text:p text:style-name="P8">-----------------------------------------------------------</text:p>
      <text:p text:style-name="P8">$: mkdir fsl-arm-yocto-bsp</text:p>
      <text:p text:style-name="P8">$: cd fsl-arm-yocto-bsp</text:p>
      <text:p text:style-name="P8">$: repo init -u git://git.freescale.com/imx/fsl-arm-yocto-bsp.git -b imx-4.1-krogoth [-m &lt;manifest&gt;]</text:p>
      <text:p text:style-name="P9">$: repo init -u git://git.freescale.com/imx/fsl-arm-yocto-bsp.git -b imx-4.1-krogoth -m default.xml</text:p>
      <text:p text:style-name="P8"/>
      <text:p text:style-name="P8">$: repo sync</text:p>
      <text:p text:style-name="P3"/>
      <text:p text:style-name="P3"/>
      <text:p text:style-name="P4"><text:a xlink:type="simple" xlink:href="https://github.com/ALIBERA/linux_book_2nd_edition" text:style-name="Internet_20_link" text:visited-style-name="Visited_20_Internet_20_Link">https://github.com/ALIBERA/linux_book_2nd_edition</text:a></text:p>
      <text:p text:style-name="P4"/>
      <text:p text:style-name="P4">LAB 3.1: "helloworld" Module</text:p>
      <text:p text:style-name="P4"/>
      <text:p text:style-name="P11">Пауза — до момента прихода RaspberyPI</text:p>
      <text:p text:style-name="P12">Перехожу к Yocto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3-25T12:19:40.384469228</dc:date>
    <meta:editing-duration>PT1H24M58S</meta:editing-duration>
    <meta:editing-cycles>20</meta:editing-cycles>
    <meta:document-statistic meta:table-count="0" meta:image-count="0" meta:object-count="0" meta:page-count="1" meta:paragraph-count="18" meta:word-count="108" meta:character-count="1087" meta:non-whitespace-character-count="995"/>
  </office:meta>
</office:document-meta>
</file>